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8" style:family="table-cell" style:parent-style-name="Default">
      <style:table-cell-properties fo:background-color="#ffe994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71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72" style:family="table-cell" style:parent-style-name="Default">
      <style:table-cell-properties fo:background-color="#add58a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109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66"/>
        <table:table-column table:style-name="co1" table:default-cell-style-name="ce54"/>
        <table:table-column table:style-name="co12" table:default-cell-style-name="ce84"/>
        <table:table-column table:style-name="co13" table:default-cell-style-name="ce74"/>
        <table:table-column table:style-name="co1" table:number-columns-repeated="6" table:default-cell-style-name="ce74"/>
        <table:table-column table:style-name="co1" table:default-cell-style-name="Default"/>
        <table:table-column table:style-name="co1" table:number-columns-repeated="15" table:default-cell-style-name="ce54"/>
        <table:table-column table:style-name="co1" table:number-columns-repeated="998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65"/>
          <table:table-cell table:style-name="ce74" table:number-columns-repeated="2"/>
          <table:table-cell table:number-columns-repeated="1021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1014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109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number-columns-repeated="7"/>
          <table:table-cell table:style-name="ce65"/>
          <table:table-cell table:number-columns-repeated="1013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number-columns-repeated="7"/>
          <table:table-cell table:style-name="ce65"/>
          <table:table-cell table:number-columns-repeated="1013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65"/>
          <table:table-cell table:number-columns-repeated="1013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office:value-type="float" office:value="1220" calcext:value-type="float">
            <text:p>1220</text:p>
          </table:table-cell>
          <table:table-cell table:style-name="ce54"/>
          <table:table-cell table:number-columns-repeated="7"/>
          <table:table-cell table:style-name="ce74" office:value-type="string" calcext:value-type="string">
            <text:p>16.6m -2000</text:p>
          </table:table-cell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office:value-type="float" office:value="1221" calcext:value-type="float">
            <text:p>1221</text:p>
          </table:table-cell>
          <table:table-cell table:style-name="ce54"/>
          <table:table-cell table:number-columns-repeated="7"/>
          <table:table-cell table:style-name="ce74"/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number-columns-repeated="7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number-columns-repeated="7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/>
          <table:table-cell table:style-name="ce54"/>
          <table:table-cell office:value-type="string" calcext:value-type="string">
            <text:p>todo</text:p>
          </table:table-cell>
          <table:table-cell table:number-columns-repeated="6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 table:style-name="Default"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number-columns-repeated="5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90kN</text:p>
          </table:table-cell>
          <table:table-cell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8" office:value-type="string" calcext:value-type="string">
            <text:p>ED1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00 kW</text:p>
          </table:table-cell>
          <table:table-cell office:value-type="string" calcext:value-type="string">
            <text:p>101 kN</text:p>
          </table:table-cell>
          <table:table-cell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office:value-type="float" office:value="1922" calcext:value-type="float">
            <text:p>1922</text:p>
          </table:table-cell>
          <table:table-cell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number-columns-repeated="2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17"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65"/>
          <table:table-cell table:number-columns-repeated="16"/>
          <table:table-cell table:style-name="ce54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65"/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9kN</text:p>
          </table:table-cell>
          <table:table-cell office:value-type="string" calcext:value-type="string">
            <text:p>102t</text:p>
          </table:table-cell>
          <table:table-cell table:style-name="ce65"/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65"/>
          <table:table-cell table:number-columns-repeated="15"/>
          <table:table-cell table:style-name="ce54" table:number-columns-repeated="30"/>
          <table:table-cell table:style-name="ce57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number-columns-repeated="7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65"/>
          <table:table-cell table:number-columns-repeated="1013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 office:value-type="float" office:value="10" calcext:value-type="float">
            <text:p>10</text:p>
          </table:table-cell>
          <table:table-cell table:number-columns-repeated="8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65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1014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71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72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/>
          <table:table-cell table:style-name="ce54" table:number-columns-repeated="8"/>
          <table:table-cell table:number-columns-repeated="1014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73" table:number-columns-repeated="15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/>
          <table:table-cell table:style-name="ce73"/>
          <table:table-cell/>
          <table:table-cell table:style-name="ce73" table:number-columns-repeated="4"/>
          <table:table-cell table:style-name="ce49"/>
          <table:table-cell table:style-name="ce73" table:number-columns-repeated="15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/>
          <table:table-cell table:style-name="ce73"/>
          <table:table-cell/>
          <table:table-cell table:style-name="ce73" table:number-columns-repeated="4"/>
          <table:table-cell table:style-name="ce49"/>
          <table:table-cell table:style-name="ce73" table:number-columns-repeated="15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1014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/>
          <table:table-cell table:style-name="ce54" table:number-columns-repeated="8"/>
          <table:table-cell table:number-columns-repeated="1014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/>
          <table:table-cell table:style-name="ce54"/>
          <table:table-cell table:style-name="ce54" office:value-type="string" calcext:value-type="string">
            <text:p>base on DD13</text:p>
          </table:table-cell>
          <table:table-cell table:style-name="ce54" table:number-columns-repeated="6"/>
          <table:table-cell table:number-columns-repeated="1014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/>
          <table:table-cell table:style-name="ce54" table:number-columns-repeated="8"/>
          <table:table-cell table:number-columns-repeated="1014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 table:style-name="Default"/>
          <table:table-cell table:style-name="ce54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/>
          <table:table-cell table:style-name="ce54" table:number-columns-repeated="2"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760kW</text:p>
          </table:table-cell>
          <table:table-cell table:style-name="Default"/>
          <table:table-cell table:style-name="Default" office:value-type="string" calcext:value-type="string">
            <text:p>4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1013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1013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1013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/>
          <table:table-cell table:style-name="ce54" table:number-columns-repeated="8"/>
          <table:table-cell table:number-columns-repeated="1013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/>
          <table:table-cell table:style-name="ce54" table:number-columns-repeated="8"/>
          <table:table-cell table:number-columns-repeated="1013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1013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1013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54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01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00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0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00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00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00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67"/>
          <table:table-cell table:style-name="Default"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01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table:style-name="Default"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table:style-name="Default"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00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01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00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MANI 34 Armoured Van</text:p>
          </table:table-cell>
          <table:table-cell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014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014"/>
        </table:table-row>
        <table:table-row table:style-name="ro1">
          <table:table-cell table:style-name="ce44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01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2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00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001"/>
        </table:table-row>
        <table:table-row table:style-name="ro1">
          <table:table-cell table:style-name="ce54"/>
          <table:table-cell table:number-columns-repeated="20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00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00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9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99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5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00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99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00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00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number-columns-repeated="5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REKI 1 Refrigerated Van</text:p>
          </table:table-cell>
          <table:table-cell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number-columns-repeated="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 table:style-name="Default"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7" office:value-type="string" calcext:value-type="string">
            <text:p>Dry tankers (maybe bunc with covered hoppers?)</text:p>
          </table:table-cell>
          <table:table-cell table:style-name="Default"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Dry tanker (TAKI 12200/TAKI 15600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0" calcext:value-type="float">
            <text:p>0</text:p>
          </table:table-cell>
          <table:table-cell table:style-name="ce65" office:value-type="string" calcext:value-type="string">
            <text:p>65 (60)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HOKI 800 Open Hopper</text:p>
          </table:table-cell>
          <table:table-cell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55 (1971)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7"/>
          <table:table-cell table:number-columns-repeated="997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 table:number-columns-repeated="17"/>
          <table:table-cell table:number-columns-repeated="99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 table:number-columns-repeated="17"/>
          <table:table-cell table:number-columns-repeated="99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54" table:number-columns-repeated="15"/>
          <table:table-cell table:number-columns-repeated="997"/>
        </table:table-row>
        <table:table-row table:style-name="ro1">
          <table:table-cell table:style-name="ce134"/>
          <table:table-cell/>
          <table:table-cell table:style-name="ce134"/>
          <table:table-cell table:number-columns-repeated="24"/>
          <table:table-cell table:style-name="ce54" table:number-columns-repeated="997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 table:style-name="Default"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number-columns-repeated="3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 table:style-name="Default"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4"/>
          <table:table-cell table:number-columns-repeated="102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/>
          <table:table-cell table:style-name="ce54"/>
          <table:table-cell table:number-columns-repeated="102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9-15T00:35:55.999000000</dc:date>
    <meta:editing-duration>P79DT7H10M37S</meta:editing-duration>
    <meta:editing-cycles>99</meta:editing-cycles>
    <meta:generator>LibreOffice/7.0.3.1$Windows_X86_64 LibreOffice_project/d7547858d014d4cf69878db179d326fc3483e082</meta:generator>
    <meta:document-statistic meta:table-count="4" meta:cell-count="1794" meta:object-count="0"/>
  </office:meta>
</office:document-meta>
</file>